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235cm"/>
    </style:style>
    <style:style style:name="Table37.B" style:family="table-column">
      <style:table-column-properties style:column-width="10.892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font-name="Courier New1"/>
    </style:style>
    <style:style style:name="P57" style:family="paragraph" style:parent-style-name="Text_20_body_20_indent_20_2">
      <style:text-properties style:font-name="Courier New1" style:language-asian="zh" style:country-asian="TW"/>
    </style:style>
    <style:style style:name="P58" style:family="paragraph" style:parent-style-name="Heading_20_4">
      <style:text-properties style:language-asian="zh" style:country-asian="TW"/>
    </style:style>
    <style:style style:name="P59" style:family="paragraph" style:parent-style-name="Table_20_Contents">
      <style:text-properties fo:font-style="normal" style:language-asian="zh" style:country-asian="TW" style:font-style-asian="normal" style:font-style-complex="normal"/>
    </style:style>
    <style:style style:name="P60" style:family="paragraph" style:parent-style-name="Text_20_body_20_indent">
      <style:text-properties fo:font-style="normal" style:font-style-asian="normal" style:font-style-complex="normal"/>
    </style:style>
    <style:style style:name="P61" style:family="paragraph" style:parent-style-name="Text_20_body_20_indent_20_2" style:list-style-name="L11">
      <style:text-properties style:language-asian="zh" style:country-asian="TW"/>
    </style:style>
    <style:style style:name="P62" style:family="paragraph" style:parent-style-name="Code_20_Indent_20_2">
      <style:text-properties style:language-asian="zh" style:country-asian="TW"/>
    </style:style>
    <style:style style:name="P63" style:family="paragraph" style:parent-style-name="Text_20_body">
      <style:text-properties style:font-name="Courier New1"/>
    </style:style>
    <style:style style:name="P64" style:family="paragraph" style:parent-style-name="Table_20_Contents">
      <style:paragraph-properties fo:margin-left="1.251cm" fo:margin-right="0cm" fo:text-indent="0cm" style:auto-text-indent="false"/>
    </style:style>
    <style:style style:name="P65" style:family="paragraph" style:parent-style-name="Table_20_Contents">
      <style:paragraph-properties fo:margin-left="1.251cm" fo:margin-right="0cm" fo:text-indent="0cm" style:auto-text-indent="false"/>
      <style:text-properties style:language-asian="zh" style:country-asian="TW"/>
    </style:style>
    <style:style style:name="P66"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7" style:family="paragraph" style:parent-style-name="Table_20_Heading">
      <style:text-properties style:font-name="Courier New1" style:language-asian="zh" style:country-asian="TW"/>
    </style:style>
    <style:style style:name="P68" style:family="paragraph" style:parent-style-name="Table_20_Heading">
      <style:text-properties style:font-name="Courier New1"/>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text-properties fo:font-style="normal" style:font-style-asian="normal" style:font-style-complex="normal"/>
    </style:style>
    <style:style style:name="P71" style:family="paragraph" style:parent-style-name="Text_20_body_20_indent">
      <style:text-properties style:font-name="Verdana1" style:language-asian="zh" style:country-asian="TW"/>
    </style:style>
    <style:style style:name="P72" style:family="paragraph" style:parent-style-name="Mouseless" style:list-style-name="L12"/>
    <style:style style:name="P73" style:family="paragraph" style:parent-style-name="Mouseless" style:list-style-name="L12">
      <style:text-properties style:language-asian="zh" style:country-asian="TW"/>
    </style:style>
    <style:style style:name="P74" style:family="paragraph" style:parent-style-name="Text_20_body_20_indent_20_2" style:list-style-name="L13"/>
    <style:style style:name="P75" style:family="paragraph" style:parent-style-name="Text_20_body_20_indent_20_2" style:list-style-name="L14">
      <style:text-properties style:language-asian="zh" style:country-asian="TW"/>
    </style:style>
    <style:style style:name="P76" style:family="paragraph" style:parent-style-name="Text_20_body_20_indent_20_2" style:list-style-name="L15">
      <style:text-properties style:language-asian="zh" style:country-asian="TW"/>
    </style:style>
    <style:style style:name="P77" style:family="paragraph" style:parent-style-name="Code_20_Indent_20_3">
      <style:text-properties style:language-asian="zh" style:country-asian="TW"/>
    </style:style>
    <style:style style:name="P78" style:family="paragraph" style:parent-style-name="Text_20_body" style:list-style-name="L16">
      <style:text-properties style:language-asian="zh" style:country-asian="TW"/>
    </style:style>
    <style:style style:name="P79" style:family="paragraph" style:parent-style-name="Heading_20_4">
      <style:text-properties style:font-name="Verdana1"/>
    </style:style>
    <style:style style:name="P80" style:family="paragraph" style:parent-style-name="Text_20_body_20_indent">
      <style:text-properties fo:font-weight="normal" style:font-weight-asian="normal" style:font-weight-complex="normal"/>
    </style:style>
    <style:style style:name="P81" style:family="paragraph" style:parent-style-name="Text_20_body_20_indent">
      <style:paragraph-properties fo:margin-left="0cm" fo:margin-right="0cm" fo:text-indent="0cm" style:auto-text-indent="false"/>
    </style:style>
    <style:style style:name="P82" style:family="paragraph" style:parent-style-name="Text_20_body" style:list-style-name="L17">
      <style:paragraph-properties fo:margin-top="0.349cm" fo:margin-bottom="0cm"/>
    </style:style>
    <style:style style:name="P83" style:family="paragraph" style:parent-style-name="Text_20_body" style:list-style-name="L18">
      <style:paragraph-properties fo:margin-top="0.349cm" fo:margin-bottom="0cm"/>
    </style:style>
    <style:style style:name="P84" style:family="paragraph" style:parent-style-name="Text_20_body" style:list-style-name="L19">
      <style:paragraph-properties fo:margin-top="0.349cm" fo:margin-bottom="0cm"/>
    </style:style>
    <style:style style:name="P85" style:family="paragraph" style:parent-style-name="Text_20_body" style:list-style-name="L20">
      <style:paragraph-properties fo:margin-top="0.349cm" fo:margin-bottom="0cm"/>
    </style:style>
    <style:style style:name="P86" style:family="paragraph" style:parent-style-name="Text_20_body" style:list-style-name="L21">
      <style:paragraph-properties fo:margin-top="0.349cm" fo:margin-bottom="0cm"/>
    </style:style>
    <style:style style:name="P87" style:family="paragraph" style:parent-style-name="Text_20_body">
      <style:paragraph-properties fo:margin-top="0.349cm" fo:margin-bottom="0cm"/>
    </style:style>
    <style:style style:name="P88" style:family="paragraph" style:parent-style-name="Text_20_body">
      <style:paragraph-properties fo:margin-top="0.349cm" fo:margin-bottom="0cm"/>
      <style:text-properties style:language-asian="zh" style:country-asian="TW"/>
    </style:style>
    <style:style style:name="P89" style:family="paragraph" style:parent-style-name="Text_20_body_20_indent" style:list-style-name="L22">
      <style:text-properties style:language-asian="zh" style:country-asian="TW"/>
    </style:style>
    <style:style style:name="P90" style:family="paragraph" style:parent-style-name="Text_20_body_20_indent" style:list-style-name="L22"/>
    <style:style style:name="P91" style:family="paragraph" style:parent-style-name="Text_20_body_20_indent" style:list-style-name="L23">
      <style:text-properties style:language-asian="zh" style:country-asian="TW"/>
    </style:style>
    <style:style style:name="P92" style:family="paragraph" style:parent-style-name="Text_20_body_20_indent" style:list-style-name="L24">
      <style:text-properties style:language-asian="zh" style:country-asian="TW"/>
    </style:style>
    <style:style style:name="P93" style:family="paragraph" style:parent-style-name="Text_20_body_20_indent" style:list-style-name="L25">
      <style:text-properties style:language-asian="zh" style:country-asian="TW"/>
    </style:style>
    <style:style style:name="P94" style:family="paragraph" style:parent-style-name="Text_20_body" style:list-style-name="L26"/>
    <style:style style:name="P95" style:family="paragraph" style:parent-style-name="Text_20_body" style:list-style-name="L26">
      <style:paragraph-properties fo:margin-top="0.349cm" fo:margin-bottom="0cm"/>
    </style:style>
    <style:style style:name="P96" style:family="paragraph" style:parent-style-name="Text_20_body" style:list-style-name="L27">
      <style:paragraph-properties fo:margin-top="0.349cm" fo:margin-bottom="0cm"/>
    </style:style>
    <style:style style:name="P97" style:family="paragraph" style:parent-style-name="Text_20_body" style:list-style-name="L28">
      <style:paragraph-properties fo:margin-top="0.349cm" fo:margin-bottom="0cm"/>
    </style:style>
    <style:style style:name="P98" style:family="paragraph" style:parent-style-name="Mouseless" style:list-style-name="L29"/>
    <style:style style:name="P99" style:family="paragraph" style:parent-style-name="Mouseless" style:list-style-name="L29">
      <style:text-properties style:language-asian="zh" style:country-asian="TW"/>
    </style:style>
    <style:style style:name="P100" style:family="paragraph" style:parent-style-name="Text_20_body_20_indent" style:list-style-name="L30">
      <style:text-properties style:language-asian="zh" style:country-asian="TW"/>
    </style:style>
    <style:style style:name="P101" style:family="paragraph" style:parent-style-name="Text_20_body_20_indent" style:list-style-name="L31">
      <style:text-properties style:language-asian="zh" style:country-asian="TW"/>
    </style:style>
    <style:style style:name="P102" style:family="paragraph" style:parent-style-name="Text_20_body_20_indent" style:list-style-name="L32">
      <style:text-properties style:language-asian="zh" style:country-asian="TW"/>
    </style:style>
    <style:style style:name="P103" style:family="paragraph" style:parent-style-name="Text_20_body" style:list-style-name="L33">
      <style:paragraph-properties fo:margin-top="0.349cm" fo:margin-bottom="0cm"/>
    </style:style>
    <style:style style:name="P104" style:family="paragraph" style:parent-style-name="Text_20_body" style:list-style-name="L34">
      <style:paragraph-properties fo:margin-top="0.349cm" fo:margin-bottom="0cm"/>
    </style:style>
    <style:style style:name="P105" style:family="paragraph" style:parent-style-name="Text_20_body" style:list-style-name="L35">
      <style:paragraph-properties fo:margin-top="0.349cm" fo:margin-bottom="0cm"/>
    </style:style>
    <style:style style:name="P106" style:family="paragraph" style:parent-style-name="Text_20_body" style:list-style-name="L36">
      <style:paragraph-properties fo:margin-top="0.349cm" fo:margin-bottom="0cm"/>
    </style:style>
    <style:style style:name="P107" style:family="paragraph" style:parent-style-name="Text_20_body" style:list-style-name="L36">
      <style:paragraph-properties fo:margin-top="0.349cm" fo:margin-bottom="0cm"/>
      <style:text-properties style:language-asian="zh" style:country-asian="TW"/>
    </style:style>
    <style:style style:name="P108" style:family="paragraph" style:parent-style-name="Mouseless" style:list-style-name="L37"/>
    <style:style style:name="P109" style:family="paragraph" style:parent-style-name="Mouseless" style:list-style-name="L37">
      <style:text-properties style:language-asian="zh" style:country-asian="TW"/>
    </style:style>
    <style:style style:name="P110" style:family="paragraph" style:parent-style-name="Mouseless" style:list-style-name="L38"/>
    <style:style style:name="P111" style:family="paragraph" style:parent-style-name="Mouseless" style:list-style-name="L39"/>
    <style:style style:name="P112" style:family="paragraph" style:parent-style-name="Table_20_Heading">
      <style:paragraph-properties fo:margin-left="-0.072cm" fo:margin-right="-0.097cm" fo:text-indent="0cm" style:auto-text-indent="false"/>
    </style:style>
    <style:style style:name="P113" style:family="paragraph" style:parent-style-name="Text_20_body_20_indent" style:list-style-name="L40"/>
    <style:style style:name="P114" style:family="paragraph" style:parent-style-name="Text_20_body_20_indent">
      <style:paragraph-properties fo:margin-left="1.011cm" fo:margin-right="0cm" fo:text-indent="0cm" style:auto-text-indent="false"/>
    </style:style>
    <style:style style:name="P115" style:family="paragraph" style:parent-style-name="Text_20_body_20_indent">
      <style:paragraph-properties fo:margin-top="0cm" fo:margin-bottom="0cm"/>
      <style:text-properties style:language-asian="zh" style:country-asian="TW"/>
    </style:style>
    <style:style style:name="P116" style:family="paragraph" style:parent-style-name="Text_20_body" style:list-style-name="L41"/>
    <style:style style:name="P117" style:family="paragraph" style:parent-style-name="Text_20_body" style:list-style-name="L41">
      <style:text-properties style:language-asian="zh" style:country-asian="TW"/>
    </style:style>
    <style:style style:name="P118" style:family="paragraph" style:parent-style-name="Text_20_body_20_indent_20_2" style:list-style-name="L42">
      <style:text-properties style:language-asian="zh" style:country-asian="TW"/>
    </style:style>
    <style:style style:name="P119"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0" style:family="paragraph" style:parent-style-name="Table_20_Contents">
      <style:paragraph-properties fo:margin-left="0.499cm" fo:margin-right="0cm" fo:text-indent="0cm" style:auto-text-indent="false"/>
      <style:text-properties style:language-asian="zh" style:country-asian="TW"/>
    </style:style>
    <style:style style:name="P121"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4" style:family="paragraph" style:parent-style-name="Table_20_Contents">
      <style:paragraph-properties fo:keep-with-next="auto"/>
    </style:style>
    <style:style style:name="P125" style:family="paragraph" style:parent-style-name="Table_20_Contents">
      <style:paragraph-properties fo:text-align="center" style:justify-single-word="false"/>
      <style:text-properties style:font-name="Courier New1" style:font-name-asian="Courier New1"/>
    </style:style>
    <style:style style:name="P126" style:family="paragraph" style:parent-style-name="Table_20_Contents">
      <style:paragraph-properties fo:text-align="center" style:justify-single-word="false"/>
      <style:text-properties style:font-name="Courier New1" style:font-name-asian="Courier New1" style:font-name-complex="Courier New1"/>
    </style:style>
    <style:style style:name="P127" style:family="paragraph" style:parent-style-name="Table_20_Contents">
      <style:paragraph-properties fo:text-align="start" style:justify-single-word="false"/>
      <style:text-properties style:font-name="Courier New1" style:font-name-asian="Courier New1"/>
    </style:style>
    <style:style style:name="P128" style:family="paragraph" style:parent-style-name="Table_20_Contents">
      <style:paragraph-properties fo:margin-top="0cm" fo:margin-bottom="0.349cm"/>
      <style:text-properties fo:font-size="2pt" style:font-size-asian="2pt" style:language-asian="zh" style:country-asian="TW" style:font-size-complex="2pt"/>
    </style:style>
    <style:style style:name="P129"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0" style:family="paragraph" style:parent-style-name="Table_20_Contents">
      <style:text-properties style:font-name="Courier New1" fo:font-style="normal" style:font-style-asian="normal" style:font-style-complex="normal"/>
    </style:style>
    <style:style style:name="P131" style:family="paragraph" style:parent-style-name="Table_20_Contents">
      <style:text-properties style:font-name="Verdana1" fo:font-style="italic" style:font-style-asian="italic" style:font-style-complex="italic"/>
    </style:style>
    <style:style style:name="P132" style:family="paragraph" style:parent-style-name="Code_20_Indent">
      <style:text-properties fo:color="#dc2300"/>
    </style:style>
    <style:style style:name="P133" style:family="paragraph" style:parent-style-name="Footnote">
      <style:text-properties style:language-asian="zh" style:country-asian="TW"/>
    </style:style>
    <style:style style:name="P134" style:family="paragraph" style:parent-style-name="Text_20_body" style:list-style-name="L43">
      <style:text-properties style:language-asian="zh" style:country-asian="TW"/>
    </style:style>
    <style:style style:name="P135" style:family="paragraph" style:parent-style-name="Text_20_body_20_indent" style:list-style-name="L44">
      <style:text-properties style:language-asian="zh" style:country-asian="TW"/>
    </style:style>
    <style:style style:name="P136" style:family="paragraph" style:parent-style-name="Code_20_Indent">
      <style:text-properties fo:color="#0000ff"/>
    </style:style>
    <style:style style:name="P137" style:family="paragraph" style:parent-style-name="Text_20_body" style:list-style-name="L45">
      <style:text-properties style:language-asian="zh" style:country-asian="TW"/>
    </style:style>
    <style:style style:name="P138" style:family="paragraph" style:parent-style-name="Text_20_body_20_indent" style:list-style-name="L46">
      <style:paragraph-properties fo:margin-left="0cm" fo:margin-right="0cm" fo:text-indent="0cm" style:auto-text-indent="false"/>
    </style:style>
    <style:style style:name="P139" style:family="paragraph" style:parent-style-name="Text_20_body_20_indent_20_2" style:list-style-name="L47"/>
    <style:style style:name="P140" style:family="paragraph" style:parent-style-name="Text_20_body_20_indent_20_2" style:list-style-name="L48">
      <style:paragraph-properties fo:margin-left="0cm" fo:margin-right="0cm" fo:text-indent="0cm" style:auto-text-indent="false"/>
    </style:style>
    <style:style style:name="P141" style:family="paragraph" style:parent-style-name="Text_20_body_20_indent_20_2" style:list-style-name="L49">
      <style:paragraph-properties fo:margin-left="0cm" fo:margin-right="0cm" fo:text-indent="0cm" style:auto-text-indent="false"/>
    </style:style>
    <style:style style:name="P142" style:family="paragraph" style:parent-style-name="Text_20_body" style:list-style-name="L50">
      <style:text-properties style:language-asian="zh" style:country-asian="TW"/>
    </style:style>
    <style:style style:name="P143" style:family="paragraph" style:parent-style-name="Text_20_body" style:list-style-name="L51">
      <style:text-properties style:language-asian="zh" style:country-asian="TW"/>
    </style:style>
    <style:style style:name="P144" style:family="paragraph" style:parent-style-name="Table_20_Heading">
      <style:paragraph-properties fo:text-align="start" style:justify-single-word="false"/>
    </style:style>
    <style:style style:name="P145" style:family="paragraph" style:parent-style-name="Tip">
      <style:text-properties style:font-name="Courier New1" style:language-asian="zh" style:country-asian="TW"/>
    </style:style>
    <style:style style:name="P146" style:family="paragraph" style:parent-style-name="Heading_20_1">
      <style:paragraph-properties fo:margin-left="0cm" fo:margin-right="0cm" fo:text-indent="0cm" style:auto-text-indent="false"/>
    </style:style>
    <style:style style:name="P147" style:family="paragraph" style:parent-style-name="Text_20_body">
      <style:paragraph-properties fo:margin-left="0cm" fo:margin-right="0cm" fo:text-indent="0cm" style:auto-text-indent="false"/>
    </style:style>
    <style:style style:name="P148" style:family="paragraph" style:parent-style-name="Table_20_Contents">
      <style:text-properties fo:font-size="9pt" style:font-size-asian="9pt" style:language-asian="zh" style:country-asian="TW" style:font-size-complex="9pt"/>
    </style:style>
    <style:style style:name="P149" style:family="paragraph" style:parent-style-name="Text_20_body">
      <style:paragraph-properties fo:margin-left="0cm" fo:margin-right="0cm" fo:text-indent="0cm" style:auto-text-indent="false"/>
      <style:text-properties style:language-asian="zh" style:country-asian="TW"/>
    </style:style>
    <style:style style:name="P150" style:family="paragraph" style:parent-style-name="Text_20_body_20_indent" style:list-style-name="L52"/>
    <style:style style:name="P151" style:family="paragraph" style:parent-style-name="Text_20_body_20_indent_20_2" style:list-style-name="L53"/>
    <style:style style:name="P152" style:family="paragraph" style:parent-style-name="Text_20_body_20_indent" style:list-style-name="L54"/>
    <style:style style:name="P153" style:family="paragraph" style:parent-style-name="Tip">
      <style:text-properties fo:font-weight="normal" style:language-asian="zh" style:country-asian="TW" style:font-weight-asian="normal" style:font-weight-complex="normal"/>
    </style:style>
    <style:style style:name="P154" style:family="paragraph" style:parent-style-name="Table_20_Contents" style:list-style-name="L55"/>
    <style:style style:name="P155" style:family="paragraph" style:parent-style-name="Table_20_Contents" style:list-style-name="L56"/>
    <style:style style:name="P156" style:family="paragraph" style:parent-style-name="Table_20_Contents" style:list-style-name="L57"/>
    <style:style style:name="P157" style:family="paragraph" style:parent-style-name="Text_20_body_20_indent" style:list-style-name="L58"/>
    <style:style style:name="P158" style:family="paragraph" style:parent-style-name="Text_20_body_20_indent" style:list-style-name="L59"/>
    <style:style style:name="P159" style:family="paragraph" style:parent-style-name="Text_20_body_20_indent">
      <style:text-properties fo:font-weight="bold" style:language-asian="zh" style:country-asian="TW" style:font-weight-asian="bold" style:font-weight-complex="bold"/>
    </style:style>
    <style:style style:name="P160" style:family="paragraph" style:parent-style-name="Text_20_body_20_indent" style:list-style-name="L60">
      <style:text-properties style:language-asian="zh" style:country-asian="TW"/>
    </style:style>
    <style:style style:name="P161" style:family="paragraph" style:parent-style-name="Footnote">
      <style:paragraph-properties fo:text-align="start" style:justify-single-word="false"/>
    </style:style>
    <style:style style:name="P162" style:family="paragraph" style:parent-style-name="Text_20_body_20_indent">
      <style:text-properties style:font-name="Lucida Console" style:language-asian="zh" style:country-asian="TW"/>
    </style:style>
    <style:style style:name="P163" style:family="paragraph" style:parent-style-name="Code_20_Indent_20_2">
      <style:text-properties style:use-window-font-color="true" style:language-asian="zh" style:country-asian="TW"/>
    </style:style>
    <style:style style:name="P164" style:family="paragraph" style:parent-style-name="Text_20_body_20_indent" style:list-style-name="L61"/>
    <style:style style:name="P165" style:family="paragraph" style:parent-style-name="Text_20_body_20_indent" style:list-style-name="L61">
      <style:text-properties style:language-asian="zh" style:country-asian="TW"/>
    </style:style>
    <style:style style:name="P166" style:family="paragraph" style:parent-style-name="Heading_20_3">
      <style:text-properties style:font-name="Tahoma" style:language-asian="zh" style:country-asian="TW"/>
    </style:style>
    <style:style style:name="P167"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6</text:p>
      <text:p text:style-name="P5"><text:span text:style-name="T2">May</text:span> 2008</text:p>
      <text:p text:style-name="P6">Potix Corporation</text:p>
      <text:p text:style-name="P7">Revision 212</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5"><text:a xlink:type="simple" xlink:href="#6.7.9.1.The Forward Event|outline">The Forward Event<text:tab/>78</text:a></text:p>
          <text:p text:style-name="P15"><text:a xlink:type="simple" xlink:href="#6.7.9.2.Pass Information to the Forward Event|outline">Pass Information to the Forward Event<text:tab/>78</text:a></text:p>
          <text:p text:style-name="P15"><text:a xlink:type="simple" xlink:href="#6.7.9.3.EL Expressions in the Forward Condition|outline">EL Expressions in the Forward Condition<text:tab/>79</text:a></text:p>
          <text:p text:style-name="P13"><text:a xlink:type="simple" xlink:href="#6.8.ZK Elements|outline">ZK Elements<text:tab/>79</text:a></text:p>
          <text:p text:style-name="P14"><text:a xlink:type="simple" xlink:href="#6.8.1.The zk Element|outline">The zk Element<text:tab/>79</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80</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3</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6</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4</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Pass Values to the Included Page|outline">Pass Values to the Included Page<text:tab/>166</text:a></text:p>
          <text:p text:style-name="P15"><text:a xlink:type="simple" xlink:href="#7.17.4.2.Including ZUML Pages|outline">Including ZUML Pages<text:tab/>167</text:a></text:p>
          <text:p text:style-name="P14"><text:a xlink:type="simple" xlink:href="#7.17.5.The style Component|outline">The style Component<text:tab/>167</text:a></text:p>
          <text:p text:style-name="P14"><text:a xlink:type="simple" xlink:href="#7.17.6.The script Component|outline">The script Component<text:tab/>168</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70</text:a></text:p>
          <text:p text:style-name="P14"><text:a xlink:type="simple" xlink:href="#7.18.1.The name Property|outline">The name Property<text:tab/>170</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2</text:a></text:p>
          <text:p text:style-name="P15"><text:a xlink:type="simple" xlink:href="#7.19.1.1.An onfocus and onblur Example|outline">An onfocus and onblur Example<text:tab/>173</text:a></text:p>
          <text:p text:style-name="P15"><text:a xlink:type="simple" xlink:href="#7.19.1.2.Coercion Rules|outline">Coercion Rules<text:tab/>173</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4</text:a></text:p>
          <text:p text:style-name="P15"><text:a xlink:type="simple" xlink:href="#7.19.3.1.The action Object|outline">The action Object<text:tab/>174</text:a></text:p>
          <text:p text:style-name="P15"><text:a xlink:type="simple" xlink:href="#7.19.3.2.The comm Object|outline">The comm Object<text:tab/>174</text:a></text:p>
          <text:p text:style-name="P15"><text:a xlink:type="simple" xlink:href="#7.19.3.3.The anima Object|outline">The anima Object<text:tab/>175</text:a></text:p>
          <text:p text:style-name="P13"><text:a xlink:type="simple" xlink:href="#7.20.Events|outline">Events<text:tab/>177</text:a></text:p>
          <text:p text:style-name="P14"><text:a xlink:type="simple" xlink:href="#7.20.1.Mouse Events|outline">Mouse Events<text:tab/>177</text:a></text:p>
          <text:p text:style-name="P14"><text:a xlink:type="simple" xlink:href="#7.20.2.Keystroke Events|outline">Keystroke Events<text:tab/>178</text:a></text:p>
          <text:p text:style-name="P15"><text:a xlink:type="simple" xlink:href="#7.20.2.1.The ctrlKeys Property|outline">The ctrlKeys Property<text:tab/>178</text:a></text:p>
          <text:p text:style-name="P14"><text:a xlink:type="simple" xlink:href="#7.20.3.Input Events|outline">Input Events<text:tab/>179</text:a></text:p>
          <text:p text:style-name="P14"><text:a xlink:type="simple" xlink:href="#7.20.4.List and Tree Events|outline">List and Tree Events<text:tab/>180</text:a></text:p>
          <text:p text:style-name="P14"><text:a xlink:type="simple" xlink:href="#7.20.5.Slider and Scroll Events|outline">Slider and Scroll Events<text:tab/>181</text:a></text:p>
          <text:p text:style-name="P14"><text:a xlink:type="simple" xlink:href="#7.20.6.Other Events|outline">Other Events<text:tab/>181</text:a></text:p>
          <text:p text:style-name="P15"><text:a xlink:type="simple" xlink:href="#7.20.6.1.The Event Flow of radio and radiogroup|outline">The Event Flow of radio and radiogroup<text:tab/>182</text:a></text:p>
          <text:p text:style-name="P12">8. ZUML with the XHTML Component Set<text:tab/>184</text:p>
          <text:p text:style-name="P13"><text:a xlink:type="simple" xlink:href="#8.1.The Goal|outline">The Goal<text:tab/>184</text:a></text:p>
          <text:p text:style-name="P14"><text:a xlink:type="simple" xlink:href="#8.1.1.A XHTML Page Is A Valid ZUML Page|outline">A XHTML Page Is A Valid ZUML Page<text:tab/>184</text:a></text:p>
          <text:p text:style-name="P14"><text:a xlink:type="simple" xlink:href="#8.1.2.Server-Centric Interactivity|outline">Server-Centric Interactivity<text:tab/>185</text:a></text:p>
          <text:p text:style-name="P14"><text:a xlink:type="simple" xlink:href="#8.1.3.Servlets Work As Usual|outline">Servlets Work As Usual<text:tab/>186</text:a></text:p>
          <text:p text:style-name="P13"><text:a xlink:type="simple" xlink:href="#8.2.The Differences|outline">The Differences<text:tab/>186</text:a></text:p>
          <text:p text:style-name="P14"><text:a xlink:type="simple" xlink:href="#8.2.1.A Component Created for Each Tag|outline">A Component Created for Each Tag<text:tab/>186</text:a></text:p>
          <text:p text:style-name="P14"><text:a xlink:type="simple" xlink:href="#8.2.2.UUID Is ID|outline">UUID Is ID<text:tab/>186</text:a></text:p>
          <text:p text:style-name="P15"><text:a xlink:type="simple" xlink:href="#8.2.2.1.Side Effects|outline">Side Effects<text:tab/>187</text:a></text:p>
          <text:p text:style-name="P14"><text:a xlink:type="simple" xlink:href="#8.2.3.All Tags Are Valid|outline">All Tags Are Valid<text:tab/>187</text:a></text:p>
          <text:p text:style-name="P14"><text:a xlink:type="simple" xlink:href="#8.2.4.Case Insensitive|outline">Case Insensitive<text:tab/>187</text:a></text:p>
          <text:p text:style-name="P14"><text:a xlink:type="simple" xlink:href="#8.2.5.No Mold Support|outline">No Mold Support<text:tab/>188</text:a></text:p>
          <text:p text:style-name="P13"><text:a xlink:type="simple" xlink:href="#8.3.The DOM Tree at the Browser|outline">The DOM Tree at the Browser<text:tab/>188</text:a></text:p>
          <text:p text:style-name="P14"><text:a xlink:type="simple" xlink:href="#8.3.1.The TABLE and TBODY Tags|outline">The TABLE and TBODY Tags<text:tab/>188</text:a></text:p>
          <text:p text:style-name="P13"><text:a xlink:type="simple" xlink:href="#8.4.Events|outline">Events<text:tab/>188</text:a></text:p>
          <text:p text:style-name="P13"><text:a xlink:type="simple" xlink:href="#8.5.Integrate with JSF, JSP and Others|outline">Integrate with JSF, JSP and Others<text:tab/>189</text:a></text:p>
          <text:p text:style-name="P14"><text:a xlink:type="simple" xlink:href="#8.5.1.Work with Existent Servlets|outline">Work with Existent Servlets<text:tab/>189</text:a></text:p>
          <text:p text:style-name="P14"><text:a xlink:type="simple" xlink:href="#8.5.2.Enrich by Inclusion|outline">Enrich by Inclusion<text:tab/>189</text:a></text:p>
          <text:p text:style-name="P14"><text:a xlink:type="simple" xlink:href="#8.5.3.Enrich Static HTML Pages|outline">Enrich Static HTML Pages<text:tab/>189</text:a></text:p>
          <text:p text:style-name="P14"><text:a xlink:type="simple" xlink:href="#8.5.4.Use of ZK JSP Tags|outline">Use of ZK JSP Tags<text:tab/>190</text:a></text:p>
          <text:p text:style-name="P14"><text:a xlink:type="simple" xlink:href="#8.5.5.Use of ZK JSF Components|outline">Use of ZK JSF Components<text:tab/>191</text:a></text:p>
          <text:p text:style-name="P14"><text:a xlink:type="simple" xlink:href="#8.5.6.Enrich a Dynamically Generated Page with ZK Filter|outline">Enrich a Dynamically Generated Page with ZK Filter<text:tab/>191</text:a></text:p>
          <text:p text:style-name="P12">9. Macro Components<text:tab/>193</text:p>
          <text:p text:style-name="P13"><text:a xlink:type="simple" xlink:href="#9.1.Three Steps to Use Macro Components|outline">Three Steps to Use Macro Components<text:tab/>193</text:a></text:p>
          <text:p text:style-name="P14"><text:a xlink:type="simple" xlink:href="#9.1.1.Step 1. The Implementation|outline">Step 1. The Implementation<text:tab/>193</text:a></text:p>
          <text:p text:style-name="P14"><text:a xlink:type="simple" xlink:href="#9.1.2.Step 2. The Declaration|outline">Step 2. The Declaration<text:tab/>194</text:a></text:p>
          <text:p text:style-name="P15"><text:a xlink:type="simple" xlink:href="#9.1.2.1.Other Properties|outline">Other Properties<text:tab/>194</text:a></text:p>
          <text:p text:style-name="P14"><text:a xlink:type="simple" xlink:href="#9.1.3.Step 3. The Use|outline">Step 3. The Use<text:tab/>194</text:a></text:p>
          <text:p text:style-name="P15"><text:a xlink:type="simple" xlink:href="#9.1.3.1.Pass Properties|outline">Pass Properties<text:tab/>194</text:a></text:p>
          <text:p text:style-name="P15"><text:a xlink:type="simple" xlink:href="#9.1.3.2.arg.includer|outline">arg.includer<text:tab/>195</text:a></text:p>
          <text:p text:style-name="P13"><text:a xlink:type="simple" xlink:href="#9.2.Inline Macros|outline">Inline Macros<text:tab/>195</text:a></text:p>
          <text:p text:style-name="P14"><text:a xlink:type="simple" xlink:href="#9.2.1.An Example|outline">An Example<text:tab/>196</text:a></text:p>
          <text:p text:style-name="P13"><text:a xlink:type="simple" xlink:href="#9.3.Regular Macros|outline">Regular Macros<text:tab/>197</text:a></text:p>
          <text:p text:style-name="P14"><text:a xlink:type="simple" xlink:href="#9.3.1.Macro Components and The ID Space|outline">Macro Components and The ID Space<text:tab/>197</text:a></text:p>
          <text:p text:style-name="P15"><text:a xlink:type="simple" xlink:href="#9.3.1.1.Access Child Components From the Outside|outline">Access Child Components From the Outside<text:tab/>198</text:a></text:p>
          <text:p text:style-name="P15"><text:a xlink:type="simple" xlink:href="#9.3.1.2.Access Variables Defined in the Ancestors|outline">Access Variables Defined in the Ancestors<text:tab/>198</text:a></text:p>
          <text:p text:style-name="P15"><text:a xlink:type="simple" xlink:href="#9.3.1.3.Change macroURI At the Runtime|outline">Change macroURI At the Runtime<text:tab/>198</text:a></text:p>
          <text:p text:style-name="P14"><text:a xlink:type="simple" xlink:href="#9.3.2.Provide Additional Methods|outline">Provide Additional Methods<text:tab/>198</text:a></text:p>
          <text:p text:style-name="P15"><text:a xlink:type="simple" xlink:href="#9.3.2.1.Provide Additional Methods in Java|outline">Provide Additional Methods in Java<text:tab/>199</text:a></text:p>
          <text:p text:style-name="P15"><text:a xlink:type="simple" xlink:href="#9.3.2.2.Provide Additional Methods in zscript|outline">Provide Additional Methods in zscript<text:tab/>200</text:a></text:p>
          <text:p text:style-name="P15"><text:a xlink:type="simple" xlink:href="#9.3.2.3.Override the Implementation Class When Instantiation|outline">Override the Implementation Class When Instantiation<text:tab/>200</text:a></text:p>
          <text:p text:style-name="P15"><text:a xlink:type="simple" xlink:href="#9.3.2.4.Create a Macro Component Manually|outline">Create a Macro Component Manually<text:tab/>201</text:a></text:p>
          <text:p text:style-name="P12">10. Advanced Features<text:tab/>202</text:p>
          <text:p text:style-name="P13"><text:a xlink:type="simple" xlink:href="#10.1.Identify Pages|outline">Identify Pages<text:tab/>202</text:a></text:p>
          <text:p text:style-name="P13"><text:a xlink:type="simple" xlink:href="#10.2.Identify Components|outline">Identify Components<text:tab/>202</text:a></text:p>
          <text:p text:style-name="P14"><text:a xlink:type="simple" xlink:href="#10.2.1.The Component Path|outline">The Component Path<text:tab/>202</text:a></text:p>
          <text:p text:style-name="P13"><text:a xlink:type="simple" xlink:href="#10.3.Sorting|outline">Sorting<text:tab/>203</text:a></text:p>
          <text:p text:style-name="P13"><text:a xlink:type="simple" xlink:href="#10.4.Browser's Information and Controls|outline">Browser's Information and Controls<text:tab/>204</text:a></text:p>
          <text:p text:style-name="P14"><text:a xlink:type="simple" xlink:href="#10.4.1.The onClientInfo Event|outline">The onClientInfo Event<text:tab/>204</text:a></text:p>
          <text:p text:style-name="P14"><text:a xlink:type="simple" xlink:href="#10.4.2.The org.zkoss.ui.util.Clients Class|outline">The org.zkoss.ui.util.Clients Class<text:tab/>205</text:a></text:p>
          <text:p text:style-name="P14"><text:a xlink:type="simple" xlink:href="#10.4.3.Prevent User From Closing a Window|outline">Prevent User From Closing a Window<text:tab/>205</text:a></text:p>
          <text:p text:style-name="P13"><text:a xlink:type="simple" xlink:href="#10.5.Browser's History Management|outline">Browser's History Management<text:tab/>206</text:a></text:p>
          <text:p text:style-name="P14"><text:a xlink:type="simple" xlink:href="#10.5.1.Add the Appropriate States to Browser's History|outline">Add the Appropriate States to Browser's History<text:tab/>206</text:a></text:p>
          <text:p text:style-name="P14"><text:a xlink:type="simple" xlink:href="#10.5.2.Listen to the onBookmarkChanged Event and Manipulate the Desktop Accordingly|outline">Listen to the onBookmarkChanged Event and Manipulate the Desktop Accordingly<text:tab/>207</text:a></text:p>
          <text:p text:style-name="P14"><text:a xlink:type="simple" xlink:href="#10.5.3.A Simple Example|outline">A Simple Example<text:tab/>208</text:a></text:p>
          <text:p text:style-name="P13"><text:a xlink:type="simple" xlink:href="#10.6.Component Cloning|outline">Component Cloning<text:tab/>209</text:a></text:p>
          <text:p text:style-name="P13"><text:a xlink:type="simple" xlink:href="#10.7.Component Serialization|outline">Component Serialization<text:tab/>209</text:a></text:p>
          <text:p text:style-name="P14"><text:a xlink:type="simple" xlink:href="#10.7.1.Serializable Sessions|outline">Serializable Sessions<text:tab/>210</text:a></text:p>
          <text:p text:style-name="P14"><text:a xlink:type="simple" xlink:href="#10.7.2.Serialization Listeners|outline">Serialization Listeners<text:tab/>211</text:a></text:p>
          <text:p text:style-name="P13"><text:a xlink:type="simple" xlink:href="#10.8.Inter-Page Communication|outline">Inter-Page Communication<text:tab/>211</text:a></text:p>
          <text:p text:style-name="P14"><text:a xlink:type="simple" xlink:href="#10.8.1.Post and Send Events|outline">Post and Send Events<text:tab/>211</text:a></text:p>
          <text:p text:style-name="P14"><text:a xlink:type="simple" xlink:href="#10.8.2.Attributes|outline">Attributes<text:tab/>211</text:a></text:p>
          <text:p text:style-name="P13"><text:a xlink:type="simple" xlink:href="#10.9.Inter-Web-Application Communication|outline">Inter-Web-Application Communication<text:tab/>212</text:a></text:p>
          <text:p text:style-name="P14"><text:a xlink:type="simple" xlink:href="#10.9.1.Web Resources from Classpath|outline">Web Resources from Classpath<text:tab/>212</text:a></text:p>
          <text:p text:style-name="P13"><text:a xlink:type="simple" xlink:href="#10.10.Annotations|outline">Annotations<text:tab/>212</text:a></text:p>
          <text:p text:style-name="P14"><text:a xlink:type="simple" xlink:href="#10.10.1.Annotate ZUML Pages|outline">Annotate ZUML Pages<text:tab/>213</text:a></text:p>
          <text:p text:style-name="P15"><text:a xlink:type="simple" xlink:href="#10.10.1.1.The Classic Way to annotate the Component Declarations|outline">The Classic Way to annotate the Component Declarations<text:tab/>213</text:a></text:p>
          <text:p text:style-name="P15"><text:a xlink:type="simple" xlink:href="#10.10.1.2.The Classic Way to Annotate the Property Declarations|outline">The Classic Way to Annotate the Property Declarations<text:tab/>213</text:a></text:p>
          <text:p text:style-name="P15"><text:a xlink:type="simple" xlink:href="#10.10.1.3.The Simple Way to Annotate the Property Declarations|outline">The Simple Way to Annotate the Property Declarations<text:tab/>214</text:a></text:p>
          <text:p text:style-name="P15"><text:a xlink:type="simple" xlink:href="#10.10.1.4.The Simple Way to Annotate the Component Declarations|outline">The Simple Way to Annotate the Component Declarations<text:tab/>215</text:a></text:p>
          <text:p text:style-name="P14"><text:a xlink:type="simple" xlink:href="#10.10.2.Annotate Components Created Manually|outline">Annotate Components Created Manually<text:tab/>215</text:a></text:p>
          <text:p text:style-name="P14"><text:a xlink:type="simple" xlink:href="#10.10.3.Retrieve Annotations|outline">Retrieve Annotations<text:tab/>215</text:a></text:p>
          <text:p text:style-name="P13"><text:a xlink:type="simple" xlink:href="#10.11.Richlets|outline">Richlets<text:tab/>215</text:a></text:p>
          <text:p text:style-name="P14"><text:a xlink:type="simple" xlink:href="#10.11.1.Implement the org.zkoss.zk.ui.Richlet interface|outline">Implement the org.zkoss.zk.ui.Richlet interface<text:tab/>216</text:a></text:p>
          <text:p text:style-name="P15"><text:a xlink:type="simple" xlink:href="#10.11.1.1.One Richlet per URL|outline">One Richlet per URL<text:tab/>217</text:a></text:p>
          <text:p text:style-name="P14"><text:a xlink:type="simple" xlink:href="#10.11.2.Configure web.xml and zk.xml|outline">Configure web.xml and zk.xml<text:tab/>217</text:a></text:p>
          <text:p text:style-name="P13"><text:a xlink:type="simple" xlink:href="#10.12.Session Timeout Management|outline">Session Timeout Management<text:tab/>218</text:a></text:p>
          <text:p text:style-name="P13"><text:a xlink:type="simple" xlink:href="#10.13.Error Handling|outline">Error Handling<text:tab/>219</text:a></text:p>
          <text:p text:style-name="P14"><text:a xlink:type="simple" xlink:href="#10.13.1.Error Handling When Loading Pages|outline">Error Handling When Loading Pages<text:tab/>219</text:a></text:p>
          <text:p text:style-name="P15"><text:a xlink:type="simple" xlink:href="#10.13.1.1.ZK Mobile Error Handling|outline">ZK Mobile Error Handling<text:tab/>220</text:a></text:p>
          <text:p text:style-name="P14"><text:a xlink:type="simple" xlink:href="#10.13.2.Error Handing When Updating Pages|outline">Error Handing When Updating Pages<text:tab/>220</text:a></text:p>
          <text:p text:style-name="P15"><text:a xlink:type="simple" xlink:href="#10.13.2.1.ZK Mobile Error When Updating Pages|outline">ZK Mobile Error When Updating Pages<text:tab/>222</text:a></text:p>
          <text:p text:style-name="P13"><text:a xlink:type="simple" xlink:href="#10.14.Miscellaneous|outline">Miscellaneous<text:tab/>222</text:a></text:p>
          <text:p text:style-name="P14"><text:a xlink:type="simple" xlink:href="#10.14.1.Configure the ZK Loader Not to Compress the Output|outline">Configure the ZK Loader Not to Compress the Output<text:tab/>222</text:a></text:p>
          <text:p text:style-name="P12">11. Performance Tips<text:tab/>224</text:p>
          <text:p text:style-name="P13"><text:a xlink:type="simple" xlink:href="#11.1.Use Compiled Java Codes|outline">Use Compiled Java Codes<text:tab/>224</text:a></text:p>
          <text:p text:style-name="P14"><text:a xlink:type="simple" xlink:href="#11.1.1.Use the deferred Attribute|outline">Use the deferred Attribute<text:tab/>224</text:a></text:p>
          <text:p text:style-name="P14"><text:a xlink:type="simple" xlink:href="#11.1.2.The deferred Attribute and the onCreate Event|outline">The deferred Attribute and the onCreate Event<text:tab/>224</text:a></text:p>
          <text:p text:style-name="P14"><text:a xlink:type="simple" xlink:href="#11.1.3.Use the forward Attribute|outline">Use the forward Attribute<text:tab/>225</text:a></text:p>
          <text:p text:style-name="P13"><text:a xlink:type="simple" xlink:href="#11.2.Use the Servlet Thread to Process Events|outline">Use the Servlet Thread to Process Events<text:tab/>225</text:a></text:p>
          <text:p text:style-name="P14"><text:a xlink:type="simple" xlink:href="#11.2.1.Modal Windows|outline">Modal Windows<text:tab/>226</text:a></text:p>
          <text:p text:style-name="P14"><text:a xlink:type="simple" xlink:href="#11.2.2.Message Boxes|outline">Message Boxes<text:tab/>226</text:a></text:p>
          <text:p text:style-name="P14"><text:a xlink:type="simple" xlink:href="#11.2.3.File Upload|outline">File Upload<text:tab/>227</text:a></text:p>
          <text:p text:style-name="P13"><text:a xlink:type="simple" xlink:href="#11.3.Use the Native Namespace instead of the XHTML Namespace|outline">Use the Native Namespace instead of the XHTML Namespace<text:tab/>227</text:a></text:p>
          <text:p text:style-name="P13"><text:a xlink:type="simple" xlink:href="#11.4.Prolong the Period to Check Whether a File Is Modified|outline">Prolong the Period to Check Whether a File Is Modified<text:tab/>228</text:a></text:p>
          <text:p text:style-name="P13"><text:a xlink:type="simple" xlink:href="#11.5.Defer the Creation of Child Components|outline">Defer the Creation of Child Components<text:tab/>228</text:a></text:p>
          <text:p text:style-name="P13"><text:a xlink:type="simple" xlink:href="#11.6.Use Live Data and Paging for Large List Boxes|outline">Use Live Data and Paging for Large List Boxes<text:tab/>229</text:a></text:p>
          <text:p text:style-name="P13"><text:a xlink:type="simple" xlink:href="#11.7.Use ZK JSP Tags or ZK JSF Components instead of ZK Filter|outline">Use ZK JSP Tags or ZK JSF Components instead of ZK Filter<text:tab/>229</text:a></text:p>
          <text:p text:style-name="P12">12. Other Devices and Output Formats<text:tab/>231</text:p>
          <text:p text:style-name="P13"><text:a xlink:type="simple" xlink:href="#12.1.ZK Mobile|outline">ZK Mobile<text:tab/>231</text:a></text:p>
          <text:p text:style-name="P14"><text:a xlink:type="simple" xlink:href="#12.1.1.The Mobile Component Set, http://www.zkoss.org/2007/mil|outline">The Mobile Component Set, http://www.zkoss.org/2007/mil<text:tab/>231</text:a></text:p>
          <text:p text:style-name="P13"><text:a xlink:type="simple" xlink:href="#12.2.XML Output|outline">XML Output<text:tab/>232</text:a></text:p>
          <text:p text:style-name="P14"><text:a xlink:type="simple" xlink:href="#12.2.1.Three Steps to Generate XML Output with a ZUML Page|outline">Three Steps to Generate XML Output with a ZUML Page<text:tab/>232</text:a></text:p>
          <text:p text:style-name="P15"><text:a xlink:type="simple" xlink:href="#12.2.1.1.Use the XML Component Set, http://www.zkoss.org/2007/xml|outline">Use the XML Component Set, http://www.zkoss.org/2007/xml<text:tab/>232</text:a></text:p>
          <text:p text:style-name="P15"><text:a xlink:type="simple" xlink:href="#12.2.1.2.Maps the File Extension to ZK Loader|outline">Maps the File Extension to ZK Loader<text:tab/>233</text:a></text:p>
          <text:p text:style-name="P15"><text:a xlink:type="simple" xlink:href="#12.2.1.3.Maps the File Extension to the XML Component Set|outline">Maps the File Extension to the XML Component Set<text:tab/>233</text:a></text:p>
          <text:p text:style-name="P14"><text:a xlink:type="simple" xlink:href="#12.2.2.The XML Component Set|outline">The XML Component Set<text:tab/>234</text:a></text:p>
          <text:p text:style-name="P15"><text:a xlink:type="simple" xlink:href="#12.2.2.1.The XML Transformer|outline">The XML Transformer<text:tab/>234</text:a></text:p>
          <text:p text:style-name="P12">13. Internationalization<text:tab/>236</text:p>
          <text:p text:style-name="P13"><text:a xlink:type="simple" xlink:href="#13.1.Locale|outline">Locale<text:tab/>236</text:a></text:p>
          <text:p text:style-name="P14"><text:a xlink:type="simple" xlink:href="#13.1.1.The px_preferred_locale Session Attribute|outline">The px_preferred_locale Session Attribute<text:tab/>236</text:a></text:p>
          <text:p text:style-name="P14"><text:a xlink:type="simple" xlink:href="#13.1.2.The Request Interceptor|outline">The Request Interceptor<text:tab/>236</text:a></text:p>
          <text:p text:style-name="P13"><text:a xlink:type="simple" xlink:href="#13.2.Time Zone|outline">Time Zone<text:tab/>237</text:a></text:p>
          <text:p text:style-name="P14"><text:a xlink:type="simple" xlink:href="#13.2.1.The px_preferred_time_zone Session Attribute|outline">The px_preferred_time_zone Session Attribute<text:tab/>238</text:a></text:p>
          <text:p text:style-name="P14"><text:a xlink:type="simple" xlink:href="#13.2.2.The Request Interceptor|outline">The Request Interceptor<text:tab/>238</text:a></text:p>
          <text:p text:style-name="P13"><text:a xlink:type="simple" xlink:href="#13.3.Labels|outline">Labels<text:tab/>238</text:a></text:p>
          <text:p text:style-name="P13"><text:a xlink:type="simple" xlink:href="#13.4.Locale-Dependent Files|outline">Locale-Dependent Files<text:tab/>239</text:a></text:p>
          <text:p text:style-name="P14"><text:a xlink:type="simple" xlink:href="#13.4.1.Browser and Locale-Dependent URI|outline">Browser and Locale-Dependent URI<text:tab/>239</text:a></text:p>
          <text:p text:style-name="P14"><text:a xlink:type="simple" xlink:href="#13.4.2.Locating Browser and Locale Dependent Resources in Java|outline">Locating Browser and Locale Dependent Resources in Java<text:tab/>240</text:a></text:p>
          <text:p text:style-name="P13"><text:a xlink:type="simple" xlink:href="#13.5.Messages|outline">Messages<text:tab/>241</text:a></text:p>
          <text:p text:style-name="P13"><text:a xlink:type="simple" xlink:href="#13.6.Themes|outline">Themes<text:tab/>241</text:a></text:p>
          <text:p text:style-name="P14"><text:a xlink:type="simple" xlink:href="#13.6.1.Use the Theme with Smaller Fonts|outline">Use the Theme with Smaller Fonts<text:tab/>241</text:a></text:p>
          <text:p text:style-name="P14"><text:a xlink:type="simple" xlink:href="#13.6.2.Use the Theme with Larger Fonts|outline">Use the Theme with Larger Fonts<text:tab/>241</text:a></text:p>
          <text:p text:style-name="P14"><text:a xlink:type="simple" xlink:href="#13.6.3.Use the Theme that Depends on Locale|outline">Use the Theme that Depends on Locale<text:tab/>241</text:a></text:p>
          <text:p text:style-name="P14"><text:a xlink:type="simple" xlink:href="#13.6.4.Use Your Own Theme|outline">Use Your Own Theme<text:tab/>242</text:a></text:p>
          <text:p text:style-name="P14"><text:a xlink:type="simple" xlink:href="#13.6.5.The Theme Provider|outline">The Theme Provider<text:tab/>242</text:a></text:p>
          <text:p text:style-name="P12">14. Database Connectivity<text:tab/>243</text:p>
          <text:p text:style-name="P13"><text:a xlink:type="simple" xlink:href="#14.1.ZK Is Presentation-Tier Only|outline">ZK Is Presentation-Tier Only<text:tab/>243</text:a></text:p>
          <text:p text:style-name="P13"><text:a xlink:type="simple" xlink:href="#14.2.Simplest Way to Use JDBC (but not recommended)|outline">Simplest Way to Use JDBC (but not recommended)<text:tab/>243</text:a></text:p>
          <text:p text:style-name="P13"><text:a xlink:type="simple" xlink:href="#14.3.Use with Connection Pooling|outline">Use with Connection Pooling<text:tab/>244</text:a></text:p>
          <text:p text:style-name="P14"><text:a xlink:type="simple" xlink:href="#14.3.1.Connect and Close a Connection|outline">Connect and Close a Connection<text:tab/>245</text:a></text:p>
          <text:p text:style-name="P14"><text:a xlink:type="simple" xlink:href="#14.3.2.Configure Connection Pooling|outline">Configure Connection Pooling<text:tab/>246</text:a></text:p>
          <text:p text:style-name="P15"><text:a xlink:type="simple" xlink:href="#14.3.2.1.Tomcat 5.5 + MySQL|outline">Tomcat 5.5 + MySQL<text:tab/>246</text:a></text:p>
          <text:p text:style-name="P15"><text:a xlink:type="simple" xlink:href="#14.3.2.2.JBoss + MySQL|outline">JBoss + MySQL<text:tab/>247</text:a></text:p>
          <text:p text:style-name="P15"><text:a xlink:type="simple" xlink:href="#14.3.2.3.JBoss + PostgreSQL|outline">JBoss + PostgreSQL<text:tab/>248</text:a></text:p>
          <text:p text:style-name="P13"><text:a xlink:type="simple" xlink:href="#14.4.ZK Features Applicable to Database Access|outline">ZK Features Applicable to Database Access<text:tab/>248</text:a></text:p>
          <text:p text:style-name="P14"><text:a xlink:type="simple" xlink:href="#14.4.1.The org.zkoss.zk.ui.event.EventThreadCleanup Interface|outline">The org.zkoss.zk.ui.event.EventThreadCleanup Interface<text:tab/>248</text:a></text:p>
          <text:p text:style-name="P14"><text:a xlink:type="simple" xlink:href="#14.4.2.Access Database in EL Expressions|outline">Access Database in EL Expressions<text:tab/>249</text:a></text:p>
          <text:p text:style-name="P15"><text:a xlink:type="simple" xlink:href="#14.4.2.1.Read all and Copy to a LinkedList|outline">Read all and Copy to a LinkedList<text:tab/>249</text:a></text:p>
          <text:p text:style-name="P15"><text:a xlink:type="simple" xlink:href="#14.4.2.2.Implement the org.zkoss.zk.ui.util.Initiator Interface|outline">Implement the org.zkoss.zk.ui.util.Initiator Interface<text:tab/>250</text:a></text:p>
          <text:p text:style-name="P14"><text:a xlink:type="simple" xlink:href="#14.4.3.Transaction and org.zkoss.zk.util.Initiator|outline">Transaction and org.zkoss.zk.util.Initiator<text:tab/>251</text:a></text:p>
          <text:p text:style-name="P15"><text:a xlink:type="simple" xlink:href="#14.4.3.1.J2EE Transaction and Initiator|outline">J2EE Transaction and Initiator<text:tab/>251</text:a></text:p>
          <text:p text:style-name="P15"><text:a xlink:type="simple" xlink:href="#14.4.3.2.Web Containers and Initiator|outline">Web Containers and Initiator<text:tab/>251</text:a></text:p>
          <text:p text:style-name="P12">15. Portal Integration<text:tab/>253</text:p>
          <text:p text:style-name="P13"><text:a xlink:type="simple" xlink:href="#15.1.Configuration|outline">Configuration<text:tab/>253</text:a></text:p>
          <text:p text:style-name="P14"><text:a xlink:type="simple" xlink:href="#15.1.1.WEB-INF/portlet.xml|outline">WEB-INF/portlet.xml<text:tab/>253</text:a></text:p>
          <text:p text:style-name="P14"><text:a xlink:type="simple" xlink:href="#15.1.2.WEB-INF/web.xml|outline">WEB-INF/web.xml<text:tab/>253</text:a></text:p>
          <text:p text:style-name="P13"><text:a xlink:type="simple" xlink:href="#15.2.The Usage|outline">The Usage<text:tab/>254</text:a></text:p>
          <text:p text:style-name="P14"><text:a xlink:type="simple" xlink:href="#15.2.1.The zk_page and zk_richlet Parameter and Attribute|outline">The zk_page and zk_richlet Parameter and Attribute<text:tab/>254</text:a></text:p>
          <text:p text:style-name="P14"><text:a xlink:type="simple" xlink:href="#15.2.2.Examples|outline">Examples<text:tab/>254</text:a></text:p>
          <text:p text:style-name="P12">16. Beyond ZK<text:tab/>256</text:p>
          <text:p text:style-name="P13"><text:a xlink:type="simple" xlink:href="#16.1.Logger|outline">Logger<text:tab/>256</text:a></text:p>
          <text:p text:style-name="P14"><text:a xlink:type="simple" xlink:href="#16.1.1.How to Configure Log Levels with ZK|outline">How to Configure Log Levels with ZK<text:tab/>256</text:a></text:p>
          <text:p text:style-name="P14"><text:a xlink:type="simple" xlink:href="#16.1.2.Content of i3-log.conf|outline">Content of i3-log.conf<text:tab/>257</text:a></text:p>
          <text:p text:style-name="P15"><text:a xlink:type="simple" xlink:href="#16.1.2.1.Allowed Levels|outline">Allowed Levels<text:tab/>257</text:a></text:p>
          <text:p text:style-name="P14"><text:a xlink:type="simple" xlink:href="#16.1.3.Location of i3-log.conf|outline">Location of i3-log.conf<text:tab/>258</text:a></text:p>
          <text:p text:style-name="P14"><text:a xlink:type="simple" xlink:href="#16.1.4.Disable All Logs|outline">Disable All Logs<text:tab/>258</text:a></text:p>
          <text:p text:style-name="P13"><text:a xlink:type="simple" xlink:href="#16.2.DSP|outline">DSP<text:tab/>258</text:a></text:p>
          <text:p text:style-name="P13"><text:a xlink:type="simple" xlink:href="#16.3.iDOM|outline">iDOM<text:tab/>259</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4"><draw:image xlink:href="../images/10000000000002960000005450FF7802.png" xlink:type="simple" xlink:show="embed" xlink:actuate="onLoad"/></draw:frame><draw:frame draw:style-name="fr4" draw:name="Graphic6" text:anchor-type="paragraph" svg:x="5.271cm" svg:y="0.101cm" svg:width="8.661cm" svg:height="2.378cm" draw:z-index="5"><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6"><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text:span text:style-name="T2">ual Par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9" text:note-class="footnote"><text:note-citation>29</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0" text:note-class="footnote"><text:note-citation>30</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1" text:note-class="footnote"><text:note-citation>31</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2" text:note-class="footnote"><text:note-citation>3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3" text:note-class="footnote"><text:note-citation>33</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5</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56"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57">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57">forward="originalEvent=${el-targetPath}.${tel-targetEvent}(${el-eventData})"</text:p>
      <text:p text:style-name="Text_20_body_20_indent_20_2"><text:span text:style-name="T21">You can use EL expressions when specifying the target ID/path, the target event, and the application-specific information (aka., the event data).</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8"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8"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9">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60">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0">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1">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1">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2"><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3"><text:a xlink:type="simple" xlink:href="http://www.potix.com/2005/zul"><text:span text:style-name="T22">http://www.zkoss.org/2005/zul</text:span></text:a></text:p>
            <text:p text:style-name="P64">The namespace of the XUL component set.</text:p>
          </table:table-cell>
        </table:table-row>
        <table:table-row>
          <table:table-cell table:style-name="Table41.A2" office:value-type="string">
            <text:p text:style-name="P45">http://www.w3.org/1999/xhtml</text:p>
            <text:p text:style-name="P64">The namespace of the XHTML component set.</text:p>
          </table:table-cell>
        </table:table-row>
        <table:table-row>
          <table:table-cell table:style-name="Table41.A2" office:value-type="string">
            <text:p text:style-name="P63">http://www.zkoss.org/2005/zk</text:p>
            <text:p text:style-name="P64">The ZK namespace. It is the reserved namespace for specifying ZK specific elements and attributes.</text:p>
          </table:table-cell>
        </table:table-row>
        <table:table-row>
          <table:table-cell table:style-name="Table41.A2" office:value-type="string">
            <text:p text:style-name="P63">http://www.zkoss.org/2005/zk/native</text:p>
            <text:p text:style-name="P64">The<text:span text:style-name="T2"> Native </text:span><text:span text:style-name="T21">namespace</text:span><text:span text:style-name="T2">. It is the reserved namespace for specifying inline elements.</text:span></text:p>
            <text:p text:style-name="P65">Refer to the <text:span text:style-name="T3">Work with HTML Tags</text:span> section for details.</text:p>
          </table:table-cell>
        </table:table-row>
        <table:table-row>
          <table:table-cell table:style-name="Table41.A2" office:value-type="string">
            <text:p text:style-name="P63">native:<text:span text:style-name="T14">URI-of-another-namespace</text:span></text:p>
            <text:p text:style-name="P64">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6">Refer to the <text:span text:style-name="T3">Work with HTML Tags</text:span> section for details.</text:p>
          </table:table-cell>
        </table:table-row>
        <table:table-row>
          <table:table-cell table:style-name="Table41.A2" office:value-type="string">
            <text:p text:style-name="P63">http://www.zkoss.org/2005/zk/annotation</text:p>
            <text:p text:style-name="P64">The<text:span text:style-name="T2"> A</text:span><text:span text:style-name="T21">nnotation </text:span><text:span text:style-name="T2">namespace. It is the reserved namespace for specifying the annotations.</text:span></text:p>
            <text:p text:style-name="P65">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7">hyphen</text:p>
            </table:table-cell>
            <table:table-cell table:style-name="Table5.A1" office:value-type="string">
              <text:p text:style-name="P68">pre</text:p>
            </table:table-cell>
            <table:table-cell table:style-name="Table5.A1" office:value-type="string">
              <text:p text:style-name="P6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9">false</text:p>
          </table:table-cell>
          <table:table-cell table:style-name="Table5.A2" office:value-type="string">
            <text:p text:style-name="P69">false</text:p>
          </table:table-cell>
          <table:table-cell table:style-name="Table5.A2" office:value-type="string">
            <text:p text:style-name="P69">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9">true</text:p>
          </table:table-cell>
          <table:table-cell table:style-name="Table5.A2" office:value-type="string">
            <text:p text:style-name="P69">any</text:p>
          </table:table-cell>
          <table:table-cell table:style-name="Table5.A2" office:value-type="string">
            <text:p text:style-name="P69">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9">false</text:p>
          </table:table-cell>
          <table:table-cell table:style-name="Table5.A2" office:value-type="string">
            <text:p text:style-name="P69">true</text:p>
          </table:table-cell>
          <table:table-cell table:style-name="Table5.A2" office:value-type="string">
            <text:p text:style-name="P70">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9">any</text:p>
          </table:table-cell>
          <table:table-cell table:style-name="Table5.A2" office:value-type="string">
            <text:p text:style-name="P69">any</text:p>
          </table:table-cell>
          <table:table-cell table:style-name="Table5.A2" office:value-type="string">
            <text:p text:style-name="P70">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1">In the above example, we assume you have a class called <text:span text:style-name="T6">MapImage</text:span> for generating a map of the specified location, which is so-called business logic.</text:p>
      <text:p text:style-name="P7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8"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2"><text:span text:style-name="T6">Alt+DOWN</text:span> to pop up the calendar.</text:p>
        </text:list-item>
        <text:list-item>
          <text:p text:style-name="P72"><text:span text:style-name="T6">LEFT, RIGHT, UP</text:span> and <text:span text:style-name="T6">DOWN</text:span> to cha<text:span text:style-name="T2">nge the selected day from the calendar.</text:span></text:p>
        </text:list-item>
        <text:list-item>
          <text:p text:style-name="P73"><text:span text:style-name="T6">ENTER</text:span> to activate the selection by copying the selected day to the <text:span text:style-name="T6">datebox</text:span><text:span text:style-name="T9"> control.</text:span></text:p>
        </text:list-item>
        <text:list-item>
          <text:p text:style-name="P72"><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4"><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4">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2">&lt;datebox constraint="no empty, no future: now or never"/&gt;</text:p>
      <text:p text:style-name="Text_20_body_20_indent_20_2">Not<text:span text:style-name="T2">es:</text:span></text:p>
      <text:list text:style-name="L14">
        <text:list-item>
          <text:p text:style-name="P75">The error message, if specified, must be the last element and start with colon.</text:p>
        </text:list-item>
        <text:list-item>
          <text:p text:style-name="P7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8"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6">The format of the date in the constraint is <text:span text:style-name="T6">yyyMMdd</text:span>. It is independent of the locale.</text:p>
        </text:list-item>
        <text:list-item>
          <text:p text:style-name="P76">The date specified in the constraint is <text:span text:style-name="T14">included</text:span>. For example, <text:span text:style-name="T6">"before 20071225"</text:span> includes December 25, 2007 and every days before it.</text:p>
        </text:list-item>
        <text:list-item>
          <text:p text:style-name="P76">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7">((SimpleDateConstraint)datebox.getConstraint()).getBeginDate();</text:p>
      <text:h text:style-name="P58"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7"><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8">A window is an owner of an ID space. Any component contained in a window, including itself, could be found by use of the <text:span text:style-name="T6">getFellow</text:span> method, if it is assigned with an identifier.</text:p>
        </text:list-item>
        <text:list-item>
          <text:p text:style-name="P78">A window could be overlapped, popup, and embedded.</text:p>
        </text:list-item>
        <text:list-item>
          <text:p text:style-name="P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6</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8"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62">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7" text:note-class="footnote"><text:note-citation>37</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8" text:note-class="footnote"><text:note-citation>38</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2">}</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0">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1"><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2"><text:span text:style-name="T6">tabbox</text:span>: The outer box that contains the tabs and tab panels. </text:p>
        </text:list-item>
      </text:list>
      <text:list text:style-name="L18">
        <text:list-item>
          <text:p text:style-name="P83"><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4"><text:span text:style-name="T6">tab</text:span>: A specific tab. Clicking on the tab brings the tab panel to the front. You could put a label and an image on it.</text:p>
        </text:list-item>
      </text:list>
      <text:list text:style-name="L20">
        <text:list-item>
          <text:p text:style-name="P85"><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9">It is easier to use different views to show the same set of data.</text:p>
        </text:list-item>
        <text:list-item>
          <text:p text:style-name="P90">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RowRenderer</text:span> interface for rendering a row of data into the grid.</text:p>
        </text:list-item>
      </text:list>
      <text:list text:style-name="L24">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3" text:continue-numbering="true">
        <text:list-item>
          <text:p text:style-name="P9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3">By use of the <text:span text:style-name="T6">bar</text:span> property, you could control whether to show a horizontal or vertical line between component.</text:p>
        </text:list-item>
        <text:list-item>
          <text:p text:style-name="P93"><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4"><text:span text:style-name="T6">menubar</text:span>: The topmost container for a collection of menu items (<text:span text:style-name="T6">menuitem</text:span>) and menus (<text:span text:style-name="T6">menu</text:span>). </text:p>
        </text:list-item>
        <text:list-item>
          <text:p text:style-name="P9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6"><text:span text:style-name="T6">menuitem</text:span>: An individual command on a menu. This could be placed in a menu bar, or a popup menu. </text:p>
        </text:list-item>
      </text:list>
      <text:list text:style-name="L28">
        <text:list-item>
          <text:p text:style-name="P9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8"><text:span text:style-name="T6">UP</text:span><text:span text:style-name="T9"> and </text:span><text:span text:style-name="T6">DOWN</text:span> to move the selection up and down one list item.</text:p>
        </text:list-item>
        <text:list-item>
          <text:p text:style-name="P98"><text:span text:style-name="T6">PgUp</text:span> and <text:span text:style-name="T6">PgDn</text:span> to move the<text:span text:style-name="T2"> selection up and down in a step of one page.</text:span></text:p>
        </text:list-item>
        <text:list-item>
          <text:p text:style-name="P98"><text:span text:style-name="T7">HOME</text:span><text:span text:style-name="T2"> to move the selection to the first item, and </text:span><text:span text:style-name="T7">END</text:span><text:span text:style-name="T2"> to the last item.</text:span></text:p>
        </text:list-item>
        <text:list-item>
          <text:p text:style-name="P98"><text:span text:style-name="T6">Ctrl+UP</text:span> and <text:span text:style-name="T6">Ctrl+DOWN</text:span> to move the focus up and down one list item without changing <text:span text:style-name="T2">the selection.</text:span></text:p>
        </text:list-item>
        <text:list-item>
          <text:p text:style-name="P99"><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39</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40</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9">It is easier to use different views to show the same set of data.</text:p>
        </text:list-item>
        <text:list-item>
          <text:p text:style-name="P90">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0">Prepare the data in the form of <text:span text:style-name="T6">ListModel</text:span>. ZK has a concrete implementation called <text:span text:style-name="T6">org.zkoss.zul.SimpleListModel</text:span>. for representing an array of objects.</text:p>
        </text:list-item>
        <text:list-item>
          <text:p text:style-name="P100">Implement the <text:span text:style-name="T6">org.zkoss.zul.ListitemRenderer</text:span> interface for rendering an item of data into a list item of the list box.</text:p>
        </text:list-item>
      </text:list>
      <text:list text:style-name="L31">
        <text:list-item>
          <text:list>
            <text:list-item>
              <text:p text:style-name="P101">This is optional. If not specified, the default renderer is used to render the data into the first column.</text:p>
            </text:list-item>
            <text:list-item>
              <text:p text:style-name="P101">You could implement different renderers for represent the same data in different views.</text:p>
            </text:list-item>
          </text:list>
        </text:list-item>
      </text:list>
      <text:list text:style-name="L30" text:continue-numbering="true">
        <text:list-item>
          <text:p text:style-name="P100">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2">Don't use a list box, when a grid is a better choice. The appearances of list boxes and grids are similar, but the list box shall be used only to represent a list of selectable items.</text:p>
        </text:list-item>
        <text:list-item>
          <text:p text:style-name="P102">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2">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3"><text:span text:style-name="T6">tree</text:span>: This is the outer com<text:span text:style-name="T2">ponent</text:span> of a tree control. </text:p>
        </text:list-item>
      </text:list>
      <text:list text:style-name="L34">
        <text:list-item>
          <text:p text:style-name="P104"><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5"><text:span text:style-name="T6">treecol</text:span>: This is used to declare a column of the tree. By using this comlumn, you can specify additional information such as the column header. </text:p>
        </text:list-item>
      </text:list>
      <text:list text:style-name="L36">
        <text:list-item>
          <text:p text:style-name="P106"><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7"><text:span text:style-name="T6">treeitem</text:span>: This component contains a row of data (<text:span text:style-name="T6">treerow</text:span>), and an optional <text:span text:style-name="T6">treechildren</text:span>.</text:p>
          <text:list>
            <text:list-item>
              <text:p text:style-name="P107">If the component doesn't contain a <text:span text:style-name="T6">treechildren</text:span>, it is a leaf node that doesn't accept any child items.</text:p>
            </text:list-item>
            <text:list-item>
              <text:p text:style-name="P107">If it contains a <text:span text:style-name="T6">treechildren</text:span>, it is a branch node that might contain other items.</text:p>
            </text:list-item>
            <text:list-item>
              <text:p text:style-name="P107">For a branch node, an +/- button will appear at the beginning of the row, such that user could open and close the item by clicking on the +/- button.</text:p>
            </text:list-item>
          </text:list>
        </text:list-item>
        <text:list-item>
          <text:p text:style-name="P106"><text:span text:style-name="T7">treerow</text:span><text:span text:style-name="T2">: </text:span>A single row in the tree, which should be placed inside a <text:span text:style-name="T6">treeitem</text:span> component.</text:p>
        </text:list-item>
        <text:list-item>
          <text:p text:style-name="P106"><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8"><text:span text:style-name="T6">UP</text:span><text:span text:style-name="T9"> and </text:span><text:span text:style-name="T6">DOWN</text:span> to move the selection up and down one tree item.</text:p>
        </text:list-item>
        <text:list-item>
          <text:p text:style-name="P108"><text:span text:style-name="T6">PgUp</text:span> and <text:span text:style-name="T6">PgDn</text:span> to move the<text:span text:style-name="T2"> selection up and down in a step of one page.</text:span></text:p>
        </text:list-item>
        <text:list-item>
          <text:p text:style-name="P109"><text:span text:style-name="T6">HOME</text:span> to move the selection to the first item, and <text:span text:style-name="T6">END</text:span> to the last item.</text:p>
        </text:list-item>
        <text:list-item>
          <text:p text:style-name="P108"><text:span text:style-name="T6">RIGHT</text:span><text:span text:style-name="T9"> to open a tree item, and </text:span><text:span text:style-name="T6">LEFT</text:span><text:span text:style-name="T9"> to close a tree item.</text:span></text:p>
        </text:list-item>
        <text:list-item>
          <text:p text:style-name="P108"><text:span text:style-name="T6">Ctrl+UP</text:span> and <text:span text:style-name="T6">Ctrl+DOWN</text:span> to move the focus up and down one tree item without changing <text:span text:style-name="T2">the selection.</text:span></text:p>
        </text:list-item>
        <text:list-item>
          <text:p text:style-name="P109"><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0"><text:span text:style-name="T6">Alt+DOWN</text:span> to pop up the list.</text:p>
        </text:list-item>
        <text:list-item>
          <text:p text:style-name="P110"><text:span text:style-name="T6">Alt+UP</text:span> or <text:span text:style-name="T6">ESC</text:span> to close the list.</text:p>
        </text:list-item>
        <text:list-item>
          <text:p text:style-name="P11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1" text:note-class="footnote"><text:note-citation>41</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1"><text:span text:style-name="T6">Alt+DOWN</text:span> to pop up the list.</text:p>
        </text:list-item>
        <text:list-item>
          <text:p text:style-name="P111"><text:span text:style-name="T6">Alt+UP</text:span> or <text:span text:style-name="T6">ESC</text:span> to close the list.</text:p>
        </text:list-item>
        <text:list-item>
          <text:p text:style-name="P11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2">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3">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3"><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4">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5"><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2" text:note-class="footnote"><text:note-citation>42</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3" text:note-class="footnote"><text:note-citation>43</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4" text:note-class="footnote"><text:note-citation>44</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5" text:note-class="footnote"><text:note-citation>45</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6" text:note-class="footnote"><text:note-citation>4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7" text:note-class="footnote"><text:note-citation>47</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8" text:note-class="footnote"><text:note-citation>48</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9" text:note-class="footnote"><text:note-citation>49</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7"><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6">CSA executes at the client side and takes place, before ZK event listener is called at the server.</text:p>
        </text:list-item>
        <text:list-item>
          <text:p text:style-name="P116">CSA codes are written in JavaScript, while ZK eve<text:span text:style-name="T2">nt listeners are written in Java.</text:span></text:p>
        </text:list-item>
        <text:list-item>
          <text:p text:style-name="P117">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8">If result is <text:span text:style-name="T6">null</text:span>, it is replaced with <text:span text:style-name="T6">null</text:span>.</text:p>
        </text:list-item>
        <text:list-item>
          <text:p text:style-name="P118">If result is a component, it is replaced with <text:span text:style-name="T6">$e('</text:span><text:span text:style-name="T27">uuid</text:span><text:span text:style-name="T36">')</text:span><text:span text:style-name="T33">, where </text:span><text:span text:style-name="T36">$e</text:span><text:span text:style-name="T33"> is a JavaScript function to return a reference to a HTML tag and </text:span><text:span text:style-name="T27">uuid</text:span><text:span text:style-name="T36"> </text:span><text:span text:style-name="T33">is the component's UUID.</text:span></text:p>
        </text:list-item>
        <text:list-item>
          <text:p text:style-name="P119">If result is a <text:span text:style-name="T6">Date</text:span> object, it is replaced with <text:span text:style-name="T6">new Date(</text:span><text:span text:style-name="T27">milliseconds)</text:span>.</text:p>
        </text:list-item>
        <text:list-item>
          <text:p text:style-name="P119">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20"><text:span text:style-name="T6">cmp</text:span> – the component. Use <text:span text:style-name="T36">#{</text:span><text:span text:style-name="T27">EL-expr</text:span><text:span text:style-name="T36">}</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20"><text:span text:style-name="T6">cmp</text:span> – the component. Use <text:span text:style-name="T36">#{</text:span><text:span text:style-name="T27">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5">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0"><text:span text:style-name="T6">cmp</text:span> – the component. Use <text:span text:style-name="T36">#{</text:span><text:span text:style-name="T27">EL-expr</text:span><text:span text:style-name="T36">}</text:span> or <text:span text:style-name="T6">this</text:span> to identify it.</text:p>
            <text:p text:style-name="P120"><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5">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0"><text:span text:style-name="T6">cmp</text:span> – the component. Use <text:span text:style-name="T36">#{</text:span><text:span text:style-name="T27">EL-expr</text:span><text:span text:style-name="T36">}</text:span> or <text:span text:style-name="T6">this</text:span> to identify it.</text:p>
            <text:p text:style-name="P121">other<text:span text:style-name="T16"> – you can provide any number of arguments.</text:span></text:p>
          </table:table-cell>
        </table:table-row>
        <table:table-row>
          <table:table-cell table:style-name="Table19.A2" office:value-type="string">
            <text:p text:style-name="P45">com<text:span text:style-name="T2">m.onEvent(cmp, evt, ...)</text:span></text:p>
          </table:table-cell>
          <table:table-cell table:style-name="Table19.B2" office:value-type="string">
            <text:p text:style-name="Table_20_Contents">Sends the<text:span text:style-name="T2"> specified event to the server</text:span></text:p>
            <text:p text:style-name="P120"><text:span text:style-name="T6">cmp</text:span> – the component. Use <text:span text:style-name="T36">#{</text:span><text:span text:style-name="T27">EL-expr</text:span><text:span text:style-name="T36">}</text:span> or <text:span text:style-name="T6">this</text:span> to identify it.</text:p>
            <text:p text:style-name="P120"><text:span text:style-name="T6">evt</text:span> – the event name</text:p>
            <text:p text:style-name="P121">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7">script.aculo.us</text:span></text:a><text:a xlink:type="simple" xlink:href="http://script.aculo.us/"><text:span text:style-name="T47"><text:note text:id="ftn50" text:note-class="footnote"><text:note-citation>50</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2"><text:span text:style-name="T6">cmp</text:span> – the component. Use <text:span text:style-name="T36">#{</text:span><text:span text:style-name="T27">EL-expr</text:span><text:span text:style-name="T36">}</text:span> to identify it.</text:p>
            <text:p text:style-name="P123"><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2"><text:span text:style-name="T6">cmp</text:span> – the component. Use <text:span text:style-name="T36">#{</text:span><text:span text:style-name="T27">EL-expr</text:span><text:span text:style-name="T36">}</text:span> to identify it.</text:p>
            <text:p text:style-name="P123"><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2"><text:span text:style-name="T6">cmp</text:span> – the component. Use <text:span text:style-name="T36">#{</text:span><text:span text:style-name="T27">EL-expr</text:span><text:span text:style-name="T36">}</text:span> to identify it.</text:p>
            <text:p text:style-name="P123"><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22"><text:span text:style-name="T6">cmp</text:span> – the component. Use <text:span text:style-name="T36">#{</text:span><text:span text:style-name="T27">EL-expr</text:span><text:span text:style-name="T36">}</text:span> to identify it.</text:p>
            <text:p text:style-name="P123"><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22"><text:span text:style-name="T6">cmp</text:span> – the component. Use <text:span text:style-name="T36">#{</text:span><text:span text:style-name="T27">EL-expr</text:span><text:span text:style-name="T36">}</text:span> to identify it.</text:p>
            <text:p text:style-name="P123"><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22"><text:span text:style-name="T6">cmp</text:span> – the component. Use <text:span text:style-name="T36">#{</text:span><text:span text:style-name="T27">EL-expr</text:span><text:span text:style-name="T36">}</text:span> to identify it.</text:p>
            <text:p text:style-name="P12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5">#home</text:p>
                </table:table-cell>
                <table:table-cell table:style-name="Table33.B1" office:value-type="string">
                  <text:p text:style-name="P125">Home</text:p>
                </table:table-cell>
                <table:table-cell table:style-name="Table33.A1" office:value-type="string">
                  <text:p text:style-name="P125">#end</text:p>
                </table:table-cell>
                <table:table-cell table:style-name="Table33.B1" office:value-type="string">
                  <text:p text:style-name="P125">End</text:p>
                </table:table-cell>
                <table:table-cell table:style-name="Table33.A1" office:value-type="string">
                  <text:p text:style-name="P125">#ins</text:p>
                </table:table-cell>
                <table:table-cell table:style-name="Table33.F1" office:value-type="string">
                  <text:p text:style-name="P125">Ins<text:span text:style-name="T2">ert</text:span></text:p>
                </table:table-cell>
              </table:table-row>
              <table:table-row>
                <table:table-cell table:style-name="Table33.A2" office:value-type="string">
                  <text:p text:style-name="P125">#del</text:p>
                </table:table-cell>
                <table:table-cell table:style-name="Table33.B2" office:value-type="string">
                  <text:p text:style-name="P125">Del<text:span text:style-name="T2">ete</text:span></text:p>
                </table:table-cell>
                <table:table-cell table:style-name="Table33.A2" office:value-type="string">
                  <text:p text:style-name="P125">#left</text:p>
                </table:table-cell>
                <table:table-cell table:style-name="Table33.B2" office:value-type="string">
                  <text:p text:style-name="P126">←</text:p>
                </table:table-cell>
                <table:table-cell table:style-name="Table33.A2" office:value-type="string">
                  <text:p text:style-name="P125">#right</text:p>
                </table:table-cell>
                <table:table-cell table:style-name="Table33.F2" office:value-type="string">
                  <text:p text:style-name="P126">→</text:p>
                </table:table-cell>
              </table:table-row>
              <table:table-row>
                <table:table-cell table:style-name="Table33.A2" office:value-type="string">
                  <text:p text:style-name="P125">#up</text:p>
                </table:table-cell>
                <table:table-cell table:style-name="Table33.B2" office:value-type="string">
                  <text:p text:style-name="P126">↑</text:p>
                </table:table-cell>
                <table:table-cell table:style-name="Table33.A2" office:value-type="string">
                  <text:p text:style-name="P125">#down</text:p>
                </table:table-cell>
                <table:table-cell table:style-name="Table33.B2" office:value-type="string">
                  <text:p text:style-name="P126">↓</text:p>
                </table:table-cell>
                <table:table-cell table:style-name="Table33.A2" office:value-type="string">
                  <text:p text:style-name="P125">#pgup</text:p>
                </table:table-cell>
                <table:table-cell table:style-name="Table33.F2" office:value-type="string">
                  <text:p text:style-name="P125">PgUp</text:p>
                </table:table-cell>
              </table:table-row>
              <table:table-row>
                <table:table-cell table:style-name="Table33.A2" office:value-type="string">
                  <text:p text:style-name="P125">#pgdn</text:p>
                </table:table-cell>
                <table:table-cell table:style-name="Table33.B2" office:value-type="string">
                  <text:p text:style-name="P126">PgDn</text:p>
                </table:table-cell>
                <table:table-cell table:style-name="Table33.A2" office:value-type="string">
                  <text:p text:style-name="P125"/>
                </table:table-cell>
                <table:table-cell table:style-name="Table33.B2" office:value-type="string">
                  <text:p text:style-name="P126"/>
                </table:table-cell>
                <table:table-cell table:style-name="Table33.A2" office:value-type="string">
                  <text:p text:style-name="P125"/>
                </table:table-cell>
                <table:table-cell table:style-name="Table33.F2" office:value-type="string">
                  <text:p text:style-name="P125"/>
                </table:table-cell>
              </table:table-row>
              <table:table-row>
                <table:table-cell table:style-name="Table33.A2" office:value-type="string">
                  <text:p text:style-name="P125">#f<text:span text:style-name="T14">n</text:span></text:p>
                </table:table-cell>
                <table:table-cell table:style-name="Table33.F2" table:number-columns-spanned="5" office:value-type="string">
                  <text:p text:style-name="P12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9">north</text:p>
            <text:p text:style-name="P129">east</text:p>
            <text:p text:style-name="P129">west</text:p>
            <text:p text:style-name="P129">south</text:p>
            <text:p text:style-name="P129">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3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30">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30">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3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30">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30">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30">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1" text:note-class="footnote"><text:note-citation>51</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2" text:note-class="footnote"><text:note-citation>52</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2"><text:tab/>&lt;zscript&gt;</text:p>
      <text:p text:style-name="P132"><text:tab/>void addItem() {</text:p>
      <text:p text:style-name="P132"><text:tab/><text:tab/>Component li = new Raw("li");</text:p>
      <text:p text:style-name="P132"><text:tab/><text:tab/>li.setParent(ul);</text:p>
      <text:p text:style-name="P132"><text:tab/><text:tab/>new Text("Item "+ul.getChildren().size()).setParent(li);</text:p>
      <text:p text:style-name="P132"><text:tab/>}</text:p>
      <text:p text:style-name="P132"><text:tab/>void add(){</text:p>
      <text:p text:style-name="P132"><text:tab/><text:tab/>out.setValue(inp0.getValue() + inp1.getValue());</text:p>
      <text:p text:style-name="P132"><text:tab/>}</text:p>
      <text:p text:style-name="P132"><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3" text:note-class="footnote"><text:note-citation>53</text:note-citation><text:note-body><text:p text:style-name="P13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4" text:note-class="footnote"><text:note-citation>54</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5" text:note-class="footnote"><text:note-citation>55</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3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31">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4">Is the existent page static or dynamically generated?</text:p>
        </text:list-item>
        <text:list-item>
          <text:p text:style-name="P134">Is it a minor enhancement, if you want to enrich an existent page? Or, you prefer to rewrite a portion of it?</text:p>
        </text:list-item>
        <text:list-item>
          <text:p text:style-name="P134">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5">Specify <text:a xlink:type="simple" xlink:href="http://www.zkoss.org/jsp/zul"><text:span text:style-name="T23">http://www.zkoss.org/jsp/zul</text:span></text:a> as the URI of the TLD file in the JSP pages with the <text:span text:style-name="T6">taglib</text:span> directive.</text:p>
        </text:list-item>
        <text:list-item>
          <text:p text:style-name="P135">Though optional, <text:s/>it is better to specify <text:span text:style-name="T6">DOCTYPE</text:span> as <text:span text:style-name="T6">XHTML 1.0 Transitional</text:span>, since ZK Client Engine assumes it.</text:p>
        </text:list-item>
        <text:list-item>
          <text:p text:style-name="P135">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6"><text:tab/><text:tab/><text:tab/><text:tab/><text:tab/>f:value="#{ValidatorBean.value}"</text:p>
      <text:p text:style-name="P136"><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7">Implements a macro component by a ZUML page.</text:p>
        </text:list-item>
        <text:list-item>
          <text:p text:style-name="P137">Declare the macro component in the page that is going to use it.</text:p>
        </text:list-item>
        <text:list-item>
          <text:p text:style-name="P137">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6" text:note-class="footnote"><text:note-citation>56</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8"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7" text:note-class="footnote"><text:note-citation>57</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8">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8">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8" text:note-class="footnote"><text:note-citation>5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9">Since the <text:span text:style-name="T6">setWho</text:span> method might be called before a macro component creates its children, you have to check whether <text:span text:style-name="T6">mc_who</text:span> exists.</text:p>
        </text:list-item>
        <text:list-item>
          <text:p text:style-name="P139">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0"><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1"><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2">getItems</text:span><text:span text:style-name="T30"> method of the </text:span><text:span text:style-name="T52">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2">Add an item to the browser's history for each of the appropriate states of your desktop.</text:p>
        </text:list-item>
        <text:list-item>
          <text:p text:style-name="P142">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3">Once a component is cloned, all its children and descendants are cloned, too.</text:p>
        </text:list-item>
        <text:list-item>
          <text:p text:style-name="P143">The cloned component doesn't belong to any page and parent. In other words, <text:span text:style-name="T6">src.clone().getParent()</text:span> returns null.</text:p>
        </text:list-item>
        <text:list-item>
          <text:p text:style-name="P14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7">annot-name</text:span><text:span text:style-name="T36">(</text:span><text:span text:style-name="T27">attr-name1</text:span><text:span text:style-name="T36">=</text:span><text:span text:style-name="T27">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2"/>
      <text:p text:style-name="P62">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6">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9" text:note-class="footnote"><text:note-citation>59</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4">Req<text:span text:style-name="T2">uest Attribute</text:span></text:p>
            </table:table-cell>
            <table:table-cell table:style-name="Table1.B1" office:value-type="string">
              <text:p text:style-name="P144">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4">Req<text:span text:style-name="T2">uest Attribute</text:span></text:p>
            </table:table-cell>
            <table:table-cell table:style-name="Table2.B1" office:value-type="string">
              <text:p text:style-name="P144">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5"><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0" text:note-class="footnote"><text:note-citation>60</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6"><text:tab/>&lt;init-param&gt;</text:p>
      <text:p text:style-name="P136"><text:tab/><text:tab/>&lt;param-name&gt;compress&lt;/param-name&gt;</text:p>
      <text:p text:style-name="P136"><text:tab/><text:tab/>&lt;param-value&gt;false&lt;/param-value&gt;</text:p>
      <text:p text:style-name="P136"><text:tab/>&lt;/init-param&gt;</text:p>
      <text:p text:style-name="Code_20_Indent">&lt;/filter&gt;</text:p>
      <text:h text:style-name="P146" text:outline-level="1">11. Performance Tips</text:h>
      <text:p text:style-name="P14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8">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8">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6" text:outline-level="1">12. Other Dev<text:span text:style-name="T2">ices and Output Formats</text:span></text:h>
      <text:p text:style-name="P149">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9">The ZK Mobile Computing is the ZK extension that enables reach of ZK applications to mobile devices with little programming. </text:p>
      <text:p text:style-name="P149">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9">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0">Uses the XML component set (<text:a xlink:type="simple" xlink:href="http://www.zkoss.org/2007/xml"><text:span text:style-name="T23">http://www.zkoss.org/2007/xml</text:span></text:a>).</text:p>
        </text:list-item>
        <text:list-item>
          <text:p text:style-name="P150">Maps the file extension to ZK Loader</text:p>
        </text:list-item>
        <text:list-item>
          <text:p text:style-name="P150">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1" text:note-class="footnote"><text:note-citation>61</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1">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1">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1">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2" text:note-class="footnote"><text:note-citation>62</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2">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2">If two or more "*" are specified in an URI such as "/my*/lang*.css", then the first "*" will be rep<text:span text:style-name="T2">laced with </text:span>"<text:span text:style-name="T15">ie</text:span>" for Internet Explorer, "saf" for Safari, and "<text:span text:style-name="T15">moz</text:span>" for other browsers<text:note text:id="ftn63" text:note-class="footnote"><text:note-citation>6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2">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3">For example, "/my/lang.css*" is equivalent to "/my/lang.css".</text:p>
      <text:p text:style-name="P153">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4">/norm_de_DE.css</text:p>
              </text:list-item>
              <text:list-item>
                <text:p text:style-name="P154">/norm_de.css</text:p>
              </text:list-item>
              <text:list-item>
                <text:p text:style-name="P154">/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4">/css-ie/norm_de_DE.css</text:p>
              </text:list-item>
              <text:list-item>
                <text:p text:style-name="P154">/css-ie/norm_de.css</text:p>
              </text:list-item>
              <text:list-item>
                <text:p text:style-name="P154">/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4">/imgie/pic*/lang_de_DE.png</text:p>
              </text:list-item>
              <text:list-item>
                <text:p text:style-name="P154">/imgie/pic*/lang_de.png</text:p>
              </text:list-item>
              <text:list-item>
                <text:p text:style-name="P154">/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4">/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5">/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6">/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7">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7">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7">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8">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6"><text:tab/><text:tab/><text:tab/>DataSource ds = (DataSource)new InitialContext()</text:p>
      <text:p text:style-name="P136"><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6"><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9">Notes:</text:p>
      <text:list text:style-name="L60">
        <text:list-item>
          <text:p text:style-name="P160">It is important to close the statement and connection after use.</text:p>
        </text:list-item>
        <text:list-item>
          <text:p text:style-name="P160">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6" text:note-class="footnote"><text:note-citation>66</text:note-citation><text:note-body><text:p text:style-name="P161">Thanks Thomas Muller (<text:a xlink:type="simple" xlink:href="http://asconet.org:8000/antville/oberinspector">http://asconet.org:8000/antville/oberinspector</text:a>) for<text:span text:style-name="T2"> correction.</text:span></text:p><text:p text:style-name="P161"><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2">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3"><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2">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4">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5">The request attribute (<text:span text:style-name="T6">RenderRequest</text:span>'s <text:span text:style-name="T6">getAttribute</text:span>) called <text:span text:style-name="T6">zk_page</text:span>. If found, it is the path of the ZUML page.</text:p>
        </text:list-item>
        <text:list-item>
          <text:p text:style-name="P164"><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4">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5">The request attribute (<text:span text:style-name="T6">RenderRequest</text:span>'s <text:span text:style-name="T6">getAttribute</text:span>) called <text:span text:style-name="T6">zk_richlet</text:span>. If found, it is the path of the richlet.</text:p>
        </text:list-item>
        <text:list-item>
          <text:p text:style-name="P165">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5">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6"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9">ERROR</text:p>
          </table:table-cell>
          <table:table-cell table:style-name="Table35.B2" office:value-type="string">
            <text:p text:style-name="P39">Indicates providing error messages.</text:p>
          </table:table-cell>
        </table:table-row>
        <table:table-row>
          <table:table-cell table:style-name="Table35.A2" office:value-type="string">
            <text:p text:style-name="P6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6"><text:tab/><text:tab/>&lt;init-param&gt;</text:p>
      <text:p text:style-name="P136"><text:tab/><text:tab/><text:tab/>&lt;param-name&gt;log-level&lt;/param-name&gt;</text:p>
      <text:p text:style-name="P136"><text:tab/><text:tab/><text:tab/>&lt;param-value&gt;OFF&lt;/param-value&gt;</text:p>
      <text:p text:style-name="P136"><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7"><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5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5-22T12:36:33</dc:date>
    <meta:printed-by>Henri Chen</meta:printed-by>
    <meta:print-date>2006-08-04T11:03:45</meta:print-date>
    <meta:keyword>ZK ZUL ZHTML</meta:keyword>
    <dc:language>en-US</dc:language>
    <meta:editing-cycles>4978</meta:editing-cycles>
    <meta:editing-duration>P19DT6H26M17S</meta:editing-duration>
    <meta:user-defined meta:name="Info 1"/>
    <meta:user-defined meta:name="Info 2"/>
    <meta:user-defined meta:name="Info 3"/>
    <meta:user-defined meta:name="Info 4"/>
    <meta:document-statistic meta:table-count="36" meta:image-count="110" meta:object-count="0" meta:page-count="259" meta:paragraph-count="6934" meta:word-count="62215" meta:character-count="403064"/>
  </office:meta>
</office:document-meta>
</file>